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2000000F993F9704C20A85B54.png" manifest:media-type="image/png"/>
  <manifest:file-entry manifest:full-path="Pictures/100000000000028F000002115DC67600E7E215D7.png" manifest:media-type="image/png"/>
  <manifest:file-entry manifest:full-path="Pictures/100000000000028A00000087A3169D5C0E942507.png" manifest:media-type="image/png"/>
  <manifest:file-entry manifest:full-path="Pictures/100000000000029000000247E273A2D1E696FF9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Arial" officeooo:rsid="0018a5d4" officeooo:paragraph-rsid="0018a5d4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char" svg:x="0.116cm" svg:y="0.09cm" svg:width="17.357cm" svg:height="15.425cm" draw:z-index="0"><draw:image xlink:href="Pictures/100000000000029000000247E273A2D1E696FF9F.png" xlink:type="simple" xlink:show="embed" xlink:actuate="onLoad" loext:mime-type="image/png"/></draw:frame></text:p>
      <text:p text:style-name="Standard"><draw:frame draw:style-name="fr2" draw:name="Imagen2" text:anchor-type="char" svg:x="0.196cm" svg:y="0.222cm" svg:width="17.198cm" svg:height="3.572cm" draw:z-index="1"><draw:image xlink:href="Pictures/100000000000028A00000087A3169D5C0E942507.png" xlink:type="simple" xlink:show="embed" xlink:actuate="onLoad" loext:mime-type="image/png"/></draw:frame></text:p>
      <text:p text:style-name="Standard"/>
      <text:p text:style-name="P3"><draw:frame draw:style-name="fr2" draw:name="Imagen3" text:anchor-type="char" svg:x="0.131cm" svg:y="0.037cm" svg:width="17.33cm" svg:height="13.996cm" draw:z-index="2"><draw:image xlink:href="Pictures/100000000000028F000002115DC67600E7E215D7.png" xlink:type="simple" xlink:show="embed" xlink:actuate="onLoad" loext:mime-type="image/png"/></draw:frame></text:p>
      <text:p text:style-name="P2"><draw:frame draw:style-name="fr1" draw:name="Imagen4" text:anchor-type="char" svg:width="17.41cm" svg:height="6.588cm" draw:z-index="3"><draw:image xlink:href="Pictures/1000000000000292000000F993F9704C20A85B5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18a5d4" officeooo:paragraph-rsid="0018a5d4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ristian Eduardo González Primero<text:tab/><text:tab/>65RR01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3T21:31:26.227846821</meta:creation-date>
    <dc:date>2022-10-03T21:38:26.710964716</dc:date>
    <meta:editing-duration>PT7M1S</meta:editing-duration>
    <meta:editing-cycles>1</meta:editing-cycles>
    <meta:document-statistic meta:table-count="0" meta:image-count="4" meta:object-count="0" meta:page-count="2" meta:paragraph-count="1" meta:word-count="5" meta:character-count="42" meta:non-whitespace-character-count="37"/>
    <meta:generator>LibreOffice/6.4.7.2$Linux_X86_64 LibreOffice_project/40$Build-2</meta:generator>
  </office:meta>
</office:document-meta>
</file>